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44.25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rtic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tic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office:value-type="string" calcext:value-type="string">
            <text:p>Articl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0th Street Substation Excavation of the Acequia Madre (41BX8)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1975 Archaeological Investigations at Old Ursuline Academy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1BX171: A Late Nineteenth Century City Dump in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1BX68: A Preshitoric Quarry-Workshop In Northern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41MV120: A Stratified Late Archaic Site in Maverick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Geoarcheological Survey of the Proposed Plainview Hike and Bike Trail, Hal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Middle Archaic Burial from East Central Kans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Moveable Feast: Variation in Faunal Resource Use among Central and Western North American Paleoindian Si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Reappraisal of the Archaeological Resources Along the Proposed LaGrange Bypass, Alternate Route A, Fayett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Reassessment of Red Linear Pictographs in the Lower Pecos Canyonlands of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Reconnaissance of a Channel Dam Site and Flood Area on the San Saba River, Menard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Reevaluation of a Lithic Procurement Site (41BX63) in Converse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Report of Testing at Archaeological Sites 41FY421, 41FY422, 41FY424 in Fayett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Review of Lichenometric Dating and Its Applications to Archaeolog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Symmetry Analysis of Design Structure: 1,000 Years of Continuity and Change in Puebloan Ceramic Desi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celerator Mass Spectrometry ¹⁴c Dating and the Antiquity of Shell-tempered Ceramics from the Chesapeake Bay and Middle Atlanti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ccelerator Mass Spectrometry Radiocarbon Dating of Temper in Shell-Tempered Ceramics: Test Cases from Mississippi, Southeastern United Sta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itional Archaeological Investigations of the Propised Fulton Mansion Visitors Center, Fulton Mansion State Historic (41AS79), Rockport, Aransa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ditional Phase II Testing at 41BX323 in Brackenridge Park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fter Slavery: The Rubin Hancock Farmstead, 1880-1916,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and Geomorphological Investigation of Northrup Park, Boerne, Kenda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Assessment (Phase I) of the West Salado Creek Outfall Project, Southeastern Bexar Count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Assessment of San Pedro Park, (41BX19) San Antonio, Texas, <text:s text:c="3"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Assessment of the Alazan Acequia (41BX620) in the Five Points Area of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Assessment of the Drainage Improvement Area on the Northeast Side of Alamo Hall, and Home of Former Mayor Wilhelm Thielepape (41BX507)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Evaluation of Three Prehistoric Sites Upper Cibolo Creek Watershed, Kendall County, Southern Central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tudy of the McPherson Road Extension Project Lared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along Leon Creek from Bandera to Babcock Roads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for the Southwest Texas Electric Cooperative in Schleicher and Crockett Counties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90 Acres at Camp Bowie, Brow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a Proposed Dredge Spoil Site in Nuece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a Proposed Water Main in Val Verd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a Proposed Well Pad in the Vicinity of Lake Corpus Christi, San Partici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Converse City Park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Knollcreek Subdivision, Northeast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Power Line Distribution Routes Near Uvalde and Blewett For Rio Grande Electric Cooperative, Inc., Uvalde and Kinney Counties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the Medio Creek Water Treatment Plant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the New Braunfels Little League Project, Coma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the Probst and McGriff Leases in Live Oak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the Proposed Location of the Bastrop City Wastewater Treatment Plant, Bastrop County, Texas, <text:s/>Archaeological Testing at 41BP679, Bastrop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the Proposed Retama/Selma Monopole Projec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rchaeological Survey of the South Salado Creek Greenway: Rigsby Avenue to Southside Lions Park East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Assessment of Prehistoric Sites 41CP228 and 41CP229 Camp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Initial Archaeological Assessment of Area Proposed for Modification at Fort McIntosh, Webb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Integrated Geoarchaeology of the Late Woodland Sand Mou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n Intensive Pedestrian Archaeological Survey of a 117-acre Park in Kenda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<text:s/>Investigations at the De Zavala Point for the Proposed Penn-Texas Shoreline Improvement Project, Harr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and Geological Test Excavations at Site 41HM61, Hamilt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and Historical Investigations at 41BX180, Walker Ranch, San Antonio, Texas: Phase 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and Historical Investigations at Rancho de las Cabras, 41WN30, Wilson County, Texas: Fourth Seas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and Historical Investigations at the Valenzuela Ranch, Dimmit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Assessments for the San Antonio 201 Wastewater Treatment Project: Survey of Five Pipeline Routes and Testing at Site 41BX33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Data Recovery at Fish Creek Slough Site (41DL436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Evaluation of Sandy Mantle Prehistoric and Historic Sites at Camp Swift, Bastrop County, Texas: 200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Excavation of the Priest Quarters, Mission San Francisco de la Espada, 41BX4, San Antonio, Texas, 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ntory of 216 Acres of Martindale Army Aviation Support Facility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 of the San Juan Dam, 41BX266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 of the Southeast Building Complex, Old Ursuline Academy Campus, 41BX235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41LK201 Choke Canyon Reservoir, Southern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a Spanish Colonial Site, (41KA26-B) Karne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Fort Martin Scott (41GL52) in Gillespi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Four San Antonio Missions: Mission Trails Underground Conversion Projec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Mission Concepción and Mission Parkw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Mission Concepcion, Fall of 1986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Morgan Chapel Cemetery (41BP200), A Historic Cemetery in Bastrop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Sites in the Upper Cibolo Creek Watershed, Central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sites near Natalia, Medin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Christopher Columbus Italian Society Property and Columbus Park: 41BX1968, the Possible First Site of Mission San Antonio de Valer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Gresser House (41BX369)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Ice House Site, 41HY161: Early Archaic Technology, Subsistence, and Settlement Along the Balcones Escarpment, Hay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Landa Park Golf Course, New Braunfels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last Spanish Colonial mission establised on the Texas frontier: Nuestra Senora del Rufugio (41RF1), Refugi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Levi Jordan Plantation State Historic Site, Brazori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Mayer House (41BX326)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Ruiz Family Property (41BX795)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at The United States Arsenal Site (41BX622)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for the Canyon Hydroelectric Project, Coma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in the Courtyard of Mission Nuestra Señora de la Purisima Concepción Acuña (41BX12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of a Shell Midden (41HR39) at De Zavala Point, Harr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of Areas Slated for Expansion at Fort Sam Houston National Cemetery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of Rainwater Catchment Basins along the South Wall of Mission San Jose, San Antonio, Texas, 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of the City of San Antonio Nursery and San Antonio Zoo Eagle Railroad Tract Realignment Project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of the Proposed Convention Center and City Hall Project Area in Downtown Bastrop, Bastrop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within San Pedro Springs Park (41BX19), San Antonio, Bexar County, Texas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Investigations within the Church Sacristy at Mission San Jose (41BX3), San Antonio, Bexar County, Texas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Mitigation at 41BX300, Salado Creek Watershed, South-Central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Monitoring and Testing at the Catalpa-Pershing Storm Drainage Project in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Monitoring at Three Prehistoric Locales in Zapat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Monitoring of a Parking Lot Construction Project in New Braunfels, Coma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Monitoring of a Sidewalk Construction Project in Landa Park, New Braunfels, Coma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Monitoring of an Electrical Conduit Trench at Mission San Francisco de la Espada (41BX4)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Monitoring of the San Jose Acequia (41BX267), Wastewater Facilities Improvements Program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Monitoring of the Urban Reach Section of the San Antonio River Improvement Project:Archaeological Monitoring of the Urban Reach Section of the San Antonio River Improvement Pr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Pedestrian Survey and NRHP Eligibility Testing of 41WB414 for the Killam Lake Wetlands Area on Chacon Creek, Webb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Reconnaissance and Survey of the Northeast Lakeview College Campus, Live Oak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Research at the Hinjosa Site (41JW8), Jim Wells County, Southern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alvage Research at 41BX901, a Prehistoric Quarry in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tudies at the CPS Butler Lignite Prospect, Bastrop and Lee Counties, Texas, 198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tudies for the San Antonio Channel Improvement Project, including Investigations at Guenthers Upper Mill (41BX342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and Archival Research of the Naegelin Tract (41BX1600) in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and Backhoe Testing for Flume No. 3 Right-of-Way at Coleto Creek Reservoir, Goliad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and Testing at Rancho De Las Cabras, 41 WN 30, Wilson County, Texas, Fifth Seas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and Testing at The City of Live Oak Park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and Testing in San Pedro Park (41BX19), San Antonio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and Testing: Castrovilles County Village, Unit One, Medin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at Rancho de las Cabras, San Antonio Missions National Historic Park, 41WN30, Wil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for Proposed Landfill Expansion (Phase I), City of Del Rio, Val Verd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for the Planned First Responders Academy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for the Proposed Seton Home Campus Expansion, City of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for the Proposed St. Peter-St. Joseph Childrens Home Expansion, City of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a Portion of the Proposed Castroville Regional Park Improvement and Expansion, City of Castroville, Medin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Bandera City Park, Bander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Huntsville State Park and Excavations in 41WA47 Walke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Power Line Routes in Kerr and Kendall Counties, Texas, for the Bandera Electric Cooperative, Inc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Southwest Block and Selected Roads and Firebreaks at Camp Maxey, Lam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e Covel Gardens Landfill Area in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e CPS Butler Lignite Prospect, Bastrop and Lee Counties, Texas, 198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e Crystal City Municipal Landfill Extension, Zaval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e North Salado Greenway Belt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e Paloma Subdivision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e Proposed Lorence Creek Greenbelt, City of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e Proposed Medina River Park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e Proposed Road Improvements at the Lyndon B. Johnson National Historical Park, Johnson City, Gillespi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Three Land Parcels and Shovel Testing of Four Sites at Camp Bowie, Brow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Survey of Upper Leon Creek Terraces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 Excavation At Site 41MX23 Morr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 Excavations at 41KF118 Kaufma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 Excavations at 41MV57: The Seco Mines Project, Maverick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(Phase II) of Prehistoric Site 41BX785 for the West Salado Creek Outfall Project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nd Preliminary Archival Investigations of Four Sites (41TV632, 41TV633, 41TV634 and 41TV635) at Waters Park,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nd Preliminary Archival Investigations of the Ruben Hancock Site, 41TV875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nd Recommendations for the Kennedy Bluffs Site, 41BP19, in Bastrop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41BP678, Bastrop County, Texas, <text:s/>An Archaeological Survey of the Proposed Location of the Bastrop City Wastewater Treatment Plant, Bastrop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Crooks Park in San Marcos, Hay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Fort McIntosh, Laredo Junior College Campus, Lared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Rancho de las Cabras, 41WN30, Wilson County, Texas, Second Seas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Rancho de las Cabras, Wilson County, Texas, Third Seas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San Marcos Springs (41HY160) for the Texas Rivers Center, Hays County, Texas, 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Sunrise Canyon Subdivision (41BX441), Universal Ci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the Camp Pearl Wheat Site 41KR243, Ker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the Headwaters of the San Marcos River: Southwest Texas State University Raw Water Supply Projec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the Selma Stagecoach Stop and Post Office (41BX1409)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at Two Well Locations in New Braunfels, Coma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for a Proposed Landfill Expansion (Phase II) City of Del Rio, Val Verd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for the Walker Ranch Park Bridge Project (41BX1271)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in the Mission Concepción Courtyard (41BX12)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41BX1131 at O.R. Mitchell Dam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41BX1788 on the Salado Creek Greenway near Voelcker Ranch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Four Sites on Camp Bowie, Brow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Historic Sites to be Affected by Construction of IH 410 Through the San Antonio Missions National Park City of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Resources Within the Shafter Historic Mining District US Highway 67, Presidi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BL260 B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BL301 B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BU24 Burle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BX1199, Government Canyon State Natural Area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BX518 and other High-Potential Areas Along FM 2790 in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BX679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CC233 Conch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CI30 Childres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CK178 Cok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CW25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HK28 Hask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HR564 Harr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KR210 Ker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LR92 Lam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PK69 Polk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RB31 Roberts County, Texas, <text:s/>Research Design for Testing Archaeological Site 41RB31 Roberts County FM 336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WL19 Walle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WM443 William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 41YN2 Young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s 41CJ75 and 41CJ76 Comanch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s 41FY141, 41FY151, 41FY152, and 41FY153 Fayett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s 41MK28 and 41MK29 McCulloch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s 41RT128 and 41 RT129 Robert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tes 41TG114, 41TG115, and 41TG116 Tom Green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Six Sites Along U.S. Highway 56 El Pas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the Burleson Homestead at 41HY37 Hay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the Cave at Site 41BX22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the New Plaza at Mission San Francisco de la <text:s/>Espada (41BX4), San Antonio, Texas, 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of the Reading Site, Site 41BU16 Burle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Site 41WH85 Whart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to Determine the National Register Eligibility Status of 18 Prehistoric Sites on Camp Bowie, Brown County, Texas Volume 1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ical Testing to Determine the National Register Eligibility Status of 18 Prehistoric Sites on Camp Bowie, Brown County, Texas Volume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aeology of the Planned Location of the Toyota Motor Manufacturing Plant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aological Testing of Site 41VV801 Val Verd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and Geoarcheological Survey of State Highway 35 between Angleton and Old Ocean, Brazoria County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Data Recovery Excavations along Becerra Creek (41WB556), Webb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Excavation and Reburial of Historic Graves in the Oscar Abstein Cemetery (41HR976), Harr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Excavation and Reburial of Unmarked Historic Graves in the Pioneer Cemetery (41BO202), Brazori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Investigations and National Register Testing at 41CV1636, Cory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Investigations at Mission Espíritu Santo (41GD1), Goliad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Investigations at the Kitchen Branch (41CP220), B. J. Horton (41CP20), and Keering (41CP21) Sites, Big Cypress Creek Basin, Camp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Investigations at the Lang Pasture Site (41AN38) in the Upper Neches River Basin of East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Investigations at the Santa Maria Creek Site (41CW104) Caldw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Significance Testing at 41BX17/271, the Granberg Site: A Multi-Component Site along the Salado Creek in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Survey for the Loop 410 Improvements Project City of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 Excavations at 41WM543 on FM 734, the Parmer Lane Extension, William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and Data Recovery at 41ZV202, Zavala County, Texas, <text:s/>Archeological Survey and Testing of Selected Prehistoric Sites along FM 481, Zaval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and Data Recovery at the Flatrock Road Site, 41KM69, Kimbl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and Evaluation of the Western Portion of 41CV1310, Fort Hood, Cory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and Monitoring of the Proposed Roma Visitor Complex, City of Roma, Star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Associated with theStabilization of the Convento at Mission San Juan Capistrano (41BX5), San Antonio, Bexar County, Texas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at 41TR170, along the Clear Fork of the Trinity River, Tarrant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at Prehistoric Site 41UR36 Upshu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at the Prehistoric Site of 41SM231 Smith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in the De Dietrich (USA), Inc. Project Site Nueces County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of 41BO185 A Possible Civil War Era Military Camp, West Columbia, Brazori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of 41KM3 The Red Creek Site A Burned-Rock Midden Site Kimbl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of Sites 41GD113 and 41GD114 in Goliad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of Sites 41WB437 and 41WB438 Webb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of the Engstrand Well 41WM1157, in William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of the Pavo Real Site (41BX52)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eological Testing of TxDOT Right-of-Way through Site 41BL278, B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val Investigation of the Pyron Homestead (41BX278), New City Block 7657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hoe Trenching on the Banks of the Old San Antonio River at Pyron Avenue, City of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rrett Site (41MM382) Assessment, Milam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ars Journey and the Study of Ritual in Archaeology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ars Journey and the Study of Ritual in Archaeology: Some Comments on Howey and OSheas Midewiwin Pap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eyond Squier and Davis: Rediscovering Ohios Earthworks Using Geophysical Remote Sens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oarchaeological Investigations of Nineteenth-Century African American Burials at the Pioneer Cemetery (41BO202) in Brazoria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iological Relationships Between Foragers and Farmers of South-central North America: Nonmetric Dental Trai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one Chemistry, Body Parts, and Growth Marks: Evaluating Ohio Hopewell and Cahokia Mississippian Seasonality, Subsistence, Ritual, and Feas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uilding Confidence in Shell: Variations in the Marine Radiocarbon Reservoir Correction for the Northwest Coast over the past 3,000 Yea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ddo Populations in Northeast Texas: A Response to Taylor and Cre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mp Mabry Archaeological Survey and Testing,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mp Maxey III Archaeological Testing of 23 Prehistoric Sites, Lam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mp Maxey IV Archaeological Testing of Six Sites, Lam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mp Maxey V Archaeological Testing of Seven Sites on the Camp Maxey Training Facility, Lam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hanging Lifeways along the Guadalupe Basin in South Texas: The Results of National Register Testing of a Stratified Multicomponent Prehistoric Site, 41DW277, DeWitt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imate Change and the Archaic to Woodland Transition (3000-2500 Cal B.P.) in the Mississippi River Ba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lovis and Western Stemmed: Population Migration and the Meeting of Two Technologies in the Intermountain W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llapse of Crucial Resources and Culture Change: A Model for the Woodland to Oneota Transformation in the Upper Midw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ntextual Incongruities, Statistical Outliers, and Anomalies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urage and Thoughtful Scholarship = Indigenous Archaeology Partnership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ltural Resources Assessment of Midland North Loop Midland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ultural Resources Inventory at Lake Corpus Christi State Park, San Patrici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covery and Analysis at the Texas State University Ticket Kiosk Project, Located at 41HY160, Spring Lake, Hays County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covery at 41MI96 in Mill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covery at the Hawkwind Site (41HS915) Harri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covery Excavations at 41BX1412 A Multicomponent Site in McAllister Park, San Antonio, Bexar County, Texas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covery Excavations at 41PR44, Fort Wolters, Parke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covery Excavations at the J. B. White Site (41MM341), Milam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covery Investigations at the Tank Destroyer Site (41CV1378) at Fort Hood, Cory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covery Investigations: Murvaul Creek Site (41PN175), Panola County, Texa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Determining Provenance of Shell-Tempered Pottery from the Central Plains Using Petrography and Oxidation Analysis</text:p>
          </table:table-cell>
          <table:table-cell table:style-name="ce3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ifferential Temporal and Spatial Preservation of Archaeological Sites in a Great Lakes Coastal Zo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ocumentation of the San Pedro Acequia (41BX337) at Trevino Street, San Antonio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arly Human Occupations in South Central and Southwestern Texas: Preliminary Papers on the Baker Cave and St. Marys Hall Si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igibility Assessment of the Slippery Slope Site (41MS69) in TxDOT Right-of-Way in Ma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igibility Testing at 41BU75, Burle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ligibility Testing at Three Prehistoric Sites at Lynch Creek, Lampasa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mpirical Bayesian Methods for Archaeological Survey Data: An Application from the Mesa Verde Reg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 of 41FY58, Fayett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 of a Portion of the San Pedro Acequia (41BX337) via Metropolitan Transit System Parking Lot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 of the San Pedro Acequia on the Grounds of the San Antonio Housing Authorit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s at 41LK67 a Prehistoric Site in the Choke Canyon Reservior, South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s at San Juan Capistrano, 41BX5, Bexar County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s at Site 41CK193: Cultural Resource Investigations Along SH 158 West of the Town of Edith Cok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s at Site 41FY11: Cultural Resource Investigations Along the Proposed Bypass for SH 71, Near La Grange Fayett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s at Sites 41LK31/32 and 41LK202 in the Choke Canyon Reservoir, South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s at the Bluff Creek Sites: 41MK10 and 41MK27, McColloch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s at the McDonald Site, 41BX794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cavations of Portions of the San Pedro Acequia (41BX337) and a Search fro the Arocha Acequia, San Antonio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nal Report of Significance Testing at Site 41EP880 on Artcraft Road El Pas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nal Report of Test Excavations Along Loop 375 South-Central El Pas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inal Report of Test Excavations at Site 41PC476 Along S.H. 349 in Peco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erarchy, Communalism, and the Spatial Order of Northwest Coast Plank Houses: A Comparative Stud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storic Overview and Archival Archaeological Investigations for the San Antonio River Improvements Project: Houston to Lexington Seg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story and Archaeology of the Hot Wells Hotel Site, 41BX237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entifying Necessity and Sufficiency Relationships in Skeletal-Part Representation Using Fuzzy-Set The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dentifying Stone Tool Cut Marks and the Pre-Clovis Occupation of the Paisley Cav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mplications of New Radiocarbon Ages on Coiled Basketry from the Northern Great Ba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itial Testing Report and Recommendations for Archaeological Resources Along Proposed Loop 1604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grated Remote Sensing and Excavation at Double Ditch State Historic Site, North Dako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nsive Cultural Resources Survey of the Proposed Wurzbach Parkway Extension Project from Blanco Road to Wetmore Road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nsive Pedestrian Survey of Selected Areas Within McAllister Park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nsive Pedestrian Survey of the Phase II Portion of the Medina River Park Trail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ensive Survey and Test Excavations at 41BX1576 A World War II German POW Camp at Camp Bullis Military Reservation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estigations at the Vollrath Blacksmith Shop (41BX786)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vestigations of the Southeast Gateway at Mission San Jose, Bexar County, Texas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Jake Bluff: Clovis Bison Hunting on the Southern Plains of North Americ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 Villita Earthworks (41BX677): San Antonio, Texas A Preliminary Report of Investigations of Mexican Siege Works at the Battle of the Alam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redo, Texas: Gateway Community on the Texas Borderlands, Archaeological and Historical Investigations for the Laredo City Toll Plaz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te Archaic Totemism in the Greater American Southw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ng View (41RB112): Data Recovery of Two Plains Village Period Components in Roberts County, Texas, Volume 1, <text:s/>Long View (41RB112): Data Recovery of Two Plains Village Period Components in Roberts County, Texas, Volume 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ng-Distance Logistic Mobility as an Organizing Principle among Northern Hunter-Gatherers: A Great Lakes Middle Holocene Settlement Sys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llican Bench (41TV163) A Multicomponent Site in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sion San Jose Indian Quarters Wall Base Project, Bexar County, Texas: With Appendixes on the Monitoring of the San Jose Bus Drive and Granary Parking Lot, and on the Monitoring and Shovel... , 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ission San Jose Repointing and Underpinning Project, San Antonio, Texas, <text:s/>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ccasin Confluence: Occupation and Settlement in the Lower Fredericksburg Basin of the Edwards Plateau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nitoring of Construction at Site 41BX1199, Government Canyon State Natural Area, Bexar County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ortuary Features and Identity Construction in an Early Village Community in the American Southw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ud Wasp Nests as Markers of Middle Holocene House Structures in the Central Mississippi Vall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Eligibility Testing of 41MM340 and 41MM341, along Little River, Milam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Eligibility Testing of Site 41BO184, Brazori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Evaluation of Eight Sites at Camp Swift Army National Guard Training Center, Bastrop County, Texas: Swift V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of Historic Places (NRHP) Eligibility Testing of 41BX1749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of Historic Places Eligibility Testing of Site 41LE326 Le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of Historic Places Eligibility Testing of Site 41SM385 Within TxDOTs Tyler District, Smith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Testing at 41HM46, Hamilton County, Texas: CR 294 Bridge Replacement at the Leon Riv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Testing at 41LT307, on CR 153 at the Navasota River, Limeston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Testing at 41SV153, Somerve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ational Register Testing of Site 41BT427, Burnet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w Home Cemetery (41FB334): Archaeological Search Exhumation, and Reinterment of Multiple Historic Graves along FM 1464, Sugar Land, Fort Bend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sidian Evidence of Interaction and Migration From the Mesa Verde Region, Southwest Color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sidian in Early Woodland Contexts in the Upper Mississippi Vall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bsidian Source Use in the Greater Yellowstone Area, Wyoming Basin, and Central Rocky Mountai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ccasional Hunts or Mass Kills? Investigating the Origins of Archaeological Pronghorn Bonebeds in Southwest Wyom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 Archaeology and the Study of Ritual: Considering Inadequacies in the Culture-History Approach and Quests for Internal Mea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 Bonfire Shelter (Texas) as a Paleoindian Bison Jump: An Assessment Using GIS and Zooarchaeology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portunistic Whale Hunting on the Southern Northwest Coast: Ancient DNA, Artifact, and Ethnographic Evid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leoindian Exploitation of Mammals in Eastern Washington Stat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pers on Paleo-Indian Archaeology in Texas: 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attern Symmetries of the Chaco Phenomen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edestrian Survey and NRHP Eligibility Testing of Sites within a Proposed Detention Facility in Webb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ase I Archaeological Survey of a 10-acre Habitat for Humanity Tract in Laredo, Webb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hase II Archaeological Investigations at Lackland Air Force Base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ce of Origin of Prehistoric Inhabitants of Aztalan, Jefferson Co., Wiscon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zas as Architecture: An Example from the Raffman Site, Northeast Louisia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ts and Pox: The Identification of Protohistoric Epidemics in the Upper Mississippi Vall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ehistoric Life along the Banks of Spring Lake: Results and Analysis of the Southwest Texas State Field Schools (1996–1998) at 41HY165, San Marcos, Hay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ehistoric Life, Labor, and Residence in Southeast Central Texas: Results of Data Recovery at 48HY163, the Zapotec Site, San Marcos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eliminary Data Recovery and Mitigation Plan Archaeological Site 41MX5 Morris County US 259: From 2.4 Miles North of FM 44 to 0.5 Miles South of IH 3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eliminary Report of Testing of Sites 41TV338 and 41TV386 In the Barton Creek Drainage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oblems of Ceramic Chronology in the Southeast: Does Shell-Tempered Pottery Appear Earlier than We Think?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chers, Farmers, Soldiers, and the CCC: The Background for Seven Historical Sites at Camp Bowie, Brow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onsidering Paleoarchaic Mobility in the Central Great Ba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constructing the Paleodiet of the Caddo Through Stable Isotop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location of the Salvador Camarena Burial: Historical and Bioarcheological Investigations of a Mexican Migrant Worker Grave (41MV372) in Maverick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port of Test Excavations Along FM 3359 in Panola County 41PN3 41PN4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port of Test Excavations Along S.H. 16 in Bexar County 41BX50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port on the Archaeological Investigations Conducted Between 1992 and 1993 at the Alamo Sales Museum (41BX6)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Design and Data Recovery Plan Archaeological Site 41WM13 at Normans Crossing, William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Design and Data Recovery Plan for Archaeological Site 41GM2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Design Archaeological Site 41KE93 Kendal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Design for Investigations at the Ruben Hancock Site, 41TV875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Design for Mitigation of Archaeological Resources Archaeological Site 41PS109 Shafter Historic Mining District Presidi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Design for Testing Archaeological Site 41KA25 Karnes County FM 81: at Cibolo Cree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Design for Testing Archaeological Site 41ME29 State Highway 16 Medin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earch Design Proposal for Investigation of Site 41TV338 In the Barton Creek Drainage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of Archaeological Survey and Limited Archival Research of Fairfield Lake State Park, Freeston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of Archeological Significance Testing at 41TV410 and 41TV540 and Associated Geomorphological Investigations on a Segment of Onion Creek in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of Cultural Resources Survey for the Spring Lake Section 206 Aquatic Ecosystem Restoration Project, Texas State University-San Marcos, Hay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of Metal Detector Survey, Testing Operations, and Archival Studies The Wooten-Seale Plantation Site 41RT36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of Significance Testing at 41DW269 Dewitt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of Testing and Research Design for Mitigation of Site 41MS32, A Burned Rock Midden Site in Ma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of Testing at Site 41KA87 Karne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ults of Testing of Site 41GM23 Grimes County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viewed Work: Mound Builders and Monument Makers of the Northern Great Lakes, 1200-1600 by Meghan C. L. How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ck Shelters As Womens Retreats: Understanding Newt Kas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ot-Be-Gone (41YN452): Data Recovery of Late Archaic Components in Young County, Texas Vol 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oyal Coachman (41CM111) An Early Middle Archaic Site along Cordova Creek in Comal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n Antonio Mission Trails Statewide Transportation Enhancement Project Volume I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n Antonio Mission Trails Statewide Transportation Enhancement Project Volume II Construction Packages 2 and 3: Archaeological Testing and Monitoring Construction of the Mission Trails Hike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an Pedro Springs Park Improvements Archaeological Testing and Monitoring at 41BX19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habikeschee Village in Chaco Canyon: Beyond the Arche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gnificance Testing at Preshistoric Archeological Site 41RK195, Rusk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gnificance Testing of Site 41KM225, Kimbl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gnificance Testing of Site 41SS164, San Saba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te Structure and Activity Organization at a Late Paleoindian Base Camp in Western Nebrask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ociopolitical Implications of Mississippian Mound Volum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panish Colonial Documents Pertaining to Mission Santa Cruz de San Saba (41MN23), Menard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able Isotope Study of Hunter-gatherer-fisher Diet, Mobility, and Intensification on the Texas Gulf Coastal Pla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rvey and Testing at the Proposed Dos Rios Wastewater Treatment Plant, South Bexar County, Texas. San Antonio 201 Wastewater Treatment Projec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mporal Data Requirements, Luminescence Dates, and the Resolution of Chronological Structure of Late Prehistoric Deposits in the Central Mississippi River Vall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 at Site 41KT32 Kent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nd Monitoring at 41BX1598 A Multicomponent Historic Site in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41BL1214, Bell County, Texas: State Highway 95 Bridge Replacement at the Little Riv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41HE257, Hender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Mission Concepcion Courtyard, San Antonio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Prehistoric Site 41SM203, Smith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Site 41BU49 Burle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Site 41CD56 Colorado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Site 41LK269 Live Oak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Site 41TT87 on County Road 211 Titu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the Culebra Creek Site, 41BX126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at the Jodie Bender Site, 41HS11 Harri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 Excavations of Site 41NL20 Nola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ing and Data Recovery Excavations at 41BU51, Burle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ing for the location of the Alamo Acequia (41BX8) at Hemisfair Plaza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ing of a Portion of Site 41WN104 in Advance of Proposed Improvements to Jackson Nature Park, Stockdale, Wilson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sting of Noodle Creek Site 41JS102 Jone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exas Excavations at Site 41FB191 (Jester Farm Site #1) Fort Bend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Berger Bluff Site (41GD30A): Excavations in the Upper Deposits, 1979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Chaco Pilgrimage Model: Evaluating the Evidence from Pueblo Alto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Clemente and Herminia Hinojosa Site, 41JW8: A Toyah Horizon Campsite in Southern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Clovis Occupation of the Dietz Site (35lk1529), Lake County, Oregon, and Its Bearing on the Adaptive Diversity of Clovis Forag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Consequences of Social Processes: Aggregate Populations, Projectile Point Accumulation, and Subsistence Patterns in the American Southw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Depopulation of Sand Canyon Pueblo, <text:s/>Empirical Bayesian Methods for Archaeological Survey Data: An Application from the Mesa Verde Region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Evolution of a Caddo Community in Northeastern Texas: The Oak Hill Village Site (41RK214), Rusk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Gatlin Site (41KR621): Investigating Archaic Lifeways on the Southern Edwards Plateau of Central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Homestead of James Taylor White II: Historical, Archaeological, and Geophysical Investigations at Two Proposed Safety Rest Areas, Interstate Highway (IH) 10, Chamber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Lino Site: A Stratified Late Archaic Campsite in a Terrace of the San Idelfonzo Creek, Webb County, Southern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Little Paint Site: A Classic Toyah Camp on the South Llano River, Kimbl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McAllister Park Roadway System Extension Project,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Medio Creek Site (41BX1421): National Register Test Excavations, Bexar County, Texas,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Neolithic Demographic Transition in the U.S. Southwes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Panther Springs Creek Site: Cultural Change and Continuity within the Upper Salado Creek Watershed, South-Central Texas,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Perez Ranch Project Reassessment of Four Archaeological Sites in South-central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Potential of Bulk δ^13 on Encrusted Cooking Residues as Independent Evidence for Regional Maize Histories..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Prehistoric Components at the Rubin Hancock Farmstead, 41TV875, Travis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San Antonio River Mammoth Site: Archaeological Testing Investigations for the Interstate 37 Bridge at the San Antonio River Improvement Project, Bexar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Siren Site and the Long Transition from Archaic to Late Prehistoric Lifeways on the Eastern Edwards Plateau of Central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T.C. Osborn Tenant Farm, 41BP314: An Early Sharecropper Site in Bastrop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Underwater Archaeology of Paleolandscapes, Apalachee Bay, Florida, <text:s/>Time and Archaeological Traditions in the Lower Illinois Vall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UTSA Boulevard Project: Archaeological Survey Along Leon Creek in Northwest San Antonio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Walnut Branch Hike and Bike Trail Pedestrian Survey, Guadalupe County, Tex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ime and Archaeological Traditions in the Lower Illinois Valle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ransport Distance and Debitage Assemblage Diversity: An Application of the Field Processing Model to Southern Utah Toolstone Procurement Si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rwater Archaeology at 41HY147, the Terrace Locality at Spring Lak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atson Brake, a Middle Archaic Mound Complex in Northeast Louisian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etmore Avenue to Eisenhauer Road, San Antonio, Bexar County, Texas Phase II: N. E. Loop 410 to Wetmore Avenue</text:p>
          </table:table-cell>
          <table:table-cell table:number-columns-repeated="1023"/>
        </table:table-row>
        <table:table-row table:style-name="ro2" table:number-rows-repeated="10481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3" meta:object-count="0"/>
    <meta:generator>LibreOfficeDev/5.1.0.3$Linux_X86_64 LibreOffice_project/</meta:generator>
  </office:meta>
</office:document-meta>
</file>